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C87BAD695E212257.png" manifest:media-type="image/png"/>
  <manifest:file-entry manifest:full-path="Pictures/10000201000007800000043867E63FBA15E4F88B.png" manifest:media-type="image/png"/>
  <manifest:file-entry manifest:full-path="Pictures/10000201000007800000043813A10673B3D1C36B.png" manifest:media-type="image/png"/>
  <manifest:file-entry manifest:full-path="Pictures/1000020100000780000004388DFA918091CD86A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31.651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13cm, 31.12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517cm, 30.99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437cm, 0cm, 0cm, 19.82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3" text:anchor-type="paragraph" svg:x="-1.94cm" svg:y="-2cm" svg:width="10.38cm" svg:height="14.7cm" draw:z-index="2"><draw:image xlink:href="Pictures/10000201000007800000043867E63FBA15E4F88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age5" text:anchor-type="paragraph" svg:x="8.636cm" svg:y="0.169cm" svg:width="10.365cm" svg:height="9.416cm" draw:z-index="4"><draw:image xlink:href="Pictures/10000201000007800000043813A10673B3D1C36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-2cm" svg:y="1.501cm" svg:width="10.052cm" svg:height="15.002cm" draw:z-index="0"><draw:image xlink:href="Pictures/1000020100000780000004388DFA918091CD86A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x="7.669cm" svg:y="9.534cm" svg:width="11.329cm" svg:height="16.219cm" draw:z-index="1"><draw:image xlink:href="Pictures/10000201000007800000043813A10673B3D1C36B.png" xlink:type="simple" xlink:show="embed" xlink:actuate="onLoad" loext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4" text:anchor-type="paragraph" svg:x="-2.605cm" svg:y="0.718cm" svg:width="23.763cm" svg:height="13.367cm" draw:z-index="3" draw:transform="translate (-9.2765cm -7.4015cm) rotate (4.71238898038469) translate (9.2765cm 7.4015cm)"><draw:image xlink:href="Pictures/100002010000078000000438C87BAD695E21225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1:23:10.622321559</meta:creation-date>
    <dc:date>2019-04-02T11:28:49.018067843</dc:date>
    <meta:editing-duration>PT5M39S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6.1.5.2$Linux_X86_64 LibreOffice_project/10$Build-2</meta:generator>
  </office:meta>
</office:document-meta>
</file>